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Verdana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Verdana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Verdana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Verdana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Verdana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Verdana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Verdana" fo:font-size="10pt" style:font-size-asian="10pt" style:font-size-complex="10pt"/>
    </style:style>
    <style:style style:name="P51" style:parent-style-name="Standard" style:family="paragraph">
      <style:text-properties style:font-name="Verdana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53" style:parent-style-name="Standard" style:family="paragraph">
      <style:text-properties style:font-name="Verdana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56" style:family="table-column">
      <style:table-column-properties style:column-width="3.1493in" style:use-optimal-column-width="false"/>
    </style:style>
    <style:style style:name="TableColumn57" style:family="table-column">
      <style:table-column-properties style:column-width="0.6305in" style:use-optimal-column-width="false"/>
    </style:style>
    <style:style style:name="TableColumn58" style:family="table-column">
      <style:table-column-properties style:column-width="2.7951in" style:use-optimal-column-width="false"/>
    </style:style>
    <style:style style:name="Table55" style:family="table">
      <style:table-properties style:width="6.575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220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221" style:parent-style-name="Heading1" style:family="paragraph">
      <style:text-properties style:font-name="Verdana" fo:font-size="10pt" style:font-size-asian="10pt" style:font-size-complex="10pt"/>
    </style:style>
    <style:style style:name="T222" style:parent-style-name="DefaultParagraphFont" style:family="text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4-2015</text:p>
      <text:p text:style-name="P7"><text:s/>Sprint<text:s/>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/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/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/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Name:</text:p>
          </table:table-cell>
          <table:table-cell table:style-name="TableCell40">
            <text:p text:style-name="P41"/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/>
          </table:table-cell>
          <table:covered-table-cell/>
        </table:table-row>
        <table:table-row table:style-name="TableRow46">
          <table:table-cell table:style-name="TableCell47">
            <text:p text:style-name="P48">Sprint Release<text:s/>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 software have been built based on user acceptance criteria.</text:p>
      <text:p text:style-name="P53"/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User Acceptance Criteria</text:p>
          </table:table-cell>
          <table:table-cell table:style-name="TableCell62">
            <text:p text:style-name="P63">Comply</text:p>
          </table:table-cell>
          <table:table-cell table:style-name="TableCell64">
            <text:p text:style-name="P65">Remarks</text:p>
          </table:table-cell>
        </table:table-row>
        <table:table-row table:style-name="TableRow66">
          <table:table-cell table:style-name="TableCell67">
            <text:p text:style-name="P68">User: Access and see Homepage</text:p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User: See Events Displayed in the Homepage</text:p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User: See and access Login Functionality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User: Access the Create Account Functionality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System: Arrange the Events for Display in the Homepage</text:p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User: Access<text:s/>and see<text:s/>the Create Account<text:s/>Page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User: Input and Submit Data in the Create Account Page</text:p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System: Verify the Input given by the user in the Create Account Page</text:p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System: Store the newly created account in the database</text:p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System: Redirect to the User Homepage</text:p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User: Access and see the Login Page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User: Input and Submit Data in the Login Page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System: Verify the Input given by the user in the Login Page</text:p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System: Redirect to the User Homepage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User: Access and see the Upload New Event Page</text:p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User: Input and Submit Data given by the user in the Upload New Event Page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System: Verify the Input given by the user in the Upload New Event Page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System: Store the newly created event in the database</text:p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System: Redirect to the User Homepage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</table:table>
      <text:p text:style-name="P220"/>
      <text:h text:style-name="P221" text:outline-level="1">Reviewer’s Comments:<text:line-break/></text:h>
      <text:p text:style-name="Standard"><text:span text:style-name="T222">[Place here additional 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Matthew Lopez</dc:creator>
    <meta:creation-date>2007-08-13T11:01:00Z</meta:creation-date>
    <dc:date>2016-01-27T08:26:00Z</dc:date>
    <meta:print-date>2006-07-28T14:33:00Z</meta:print-date>
    <meta:template xlink:href="Normal.dotm" xlink:type="simple"/>
    <meta:editing-cycles>10</meta:editing-cycles>
    <meta:editing-duration>PT3240S</meta:editing-duration>
    <meta:document-statistic meta:page-count="2" meta:paragraph-count="3" meta:word-count="240" meta:character-count="1606" meta:row-count="11" meta:non-whitespace-character-count="1369"/>
  </office:meta>
</office:document-meta>
</file>